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Liberation Mono" fo:font-size="10pt" officeooo:paragraph-rsid="000efc6a" style:font-name-asian="Noto Sans Mono CJK SC" style:font-size-asian="10pt" style:font-name-complex="Liberation Mono" style:font-size-complex="10pt" loext:padding="0in" loext:border="none"/>
    </style:style>
    <style:style style:name="P2" style:family="paragraph" style:parent-style-name="Standard">
      <style:text-properties style:font-name="Liberation Mono" fo:font-size="10pt" style:font-name-asian="Noto Sans Mono CJK SC" style:font-size-asian="10pt" style:font-name-complex="Liberation Mono" style:font-size-complex="10pt" loext:padding="0in" loext:border="none"/>
    </style:style>
    <style:style style:name="P3" style:family="paragraph" style:parent-style-name="Standard">
      <style:text-properties style:font-name="Liberation Mono" fo:font-size="10pt" officeooo:rsid="000efc6a" officeooo:paragraph-rsid="000efc6a" style:font-name-asian="Noto Sans Mono CJK SC" style:font-size-asian="10pt" style:font-name-complex="Liberation Mono" style:font-size-complex="10pt" loext:padding="0in" loext:border="none"/>
    </style:style>
    <style:style style:name="P4" style:family="paragraph" style:parent-style-name="Table_20_Contents">
      <style:text-properties style:font-name="Liberation Mono" fo:font-size="10pt" officeooo:rsid="000efc6a" officeooo:paragraph-rsid="000efc6a" style:font-name-asian="Noto Sans Mono CJK SC" style:font-size-asian="10pt" style:font-name-complex="Liberation Mono" style:font-size-complex="10pt"/>
    </style:style>
    <style:style style:name="P5" style:family="paragraph" style:parent-style-name="Table_20_Contents">
      <style:text-properties style:font-name="Liberation Mono" fo:font-size="10pt" officeooo:paragraph-rsid="000efc6a" style:font-name-asian="Noto Sans Mono CJK SC" style:font-size-asian="10pt" style:font-name-complex="Liberation Mono" style:font-size-complex="10pt"/>
    </style:style>
    <style:style style:name="P6" style:family="paragraph" style:parent-style-name="Text_20_body">
      <style:paragraph-properties fo:margin-top="0in" fo:margin-bottom="0in" style:contextual-spacing="false"/>
      <style:text-properties style:font-name="Liberation Mono"/>
    </style:style>
    <style:style style:name="P7" style:family="paragraph" style:parent-style-name="Preformatted_20_Text">
      <style:paragraph-properties fo:margin-top="0in" fo:margin-bottom="0.1965in" style:contextual-spacing="false" fo:padding="0in" fo:border="none"/>
    </style:style>
    <style:style style:name="P8" style:family="paragraph" style:parent-style-name="Preformatted_20_Text">
      <style:paragraph-properties fo:padding="0in" fo:border="none"/>
    </style:style>
    <style:style style:name="P9" style:family="paragraph" style:parent-style-name="Text_20_body">
      <style:paragraph-properties fo:padding="0in" fo:border="none"/>
    </style:style>
    <style:style style:name="P10" style:family="paragraph" style:parent-style-name="Preformatted_20_Text">
      <style:paragraph-properties fo:padding="0in" fo:border="none"/>
      <style:text-properties officeooo:paragraph-rsid="000efc6a"/>
    </style:style>
    <style:style style:name="P11" style:family="paragraph" style:parent-style-name="Text_20_body">
      <style:paragraph-properties fo:padding="0in" fo:border="none"/>
      <style:text-properties officeooo:paragraph-rsid="000efc6a"/>
    </style:style>
    <style:style style:name="P12" style:family="paragraph" style:parent-style-name="Preformatted_20_Text">
      <style:paragraph-properties fo:margin-top="0in" fo:margin-bottom="0.1965in" style:contextual-spacing="false" fo:padding="0in" fo:border="none"/>
      <style:text-properties officeooo:paragraph-rsid="000efc6a"/>
    </style:style>
    <style:style style:name="P13" style:family="paragraph" style:parent-style-name="Standard">
      <style:paragraph-properties fo:margin-top="0in" fo:margin-bottom="0in" style:contextual-spacing="false"/>
      <style:text-properties style:font-name="Liberation Serif" officeooo:paragraph-rsid="0012a9d0"/>
    </style:style>
    <style:style style:name="P14" style:family="paragraph" style:parent-style-name="Text_20_body">
      <style:paragraph-properties fo:margin-top="0in" fo:margin-bottom="0in" style:contextual-spacing="false"/>
      <style:text-properties style:font-name="Liberation Serif" officeooo:paragraph-rsid="0012a9d0"/>
    </style:style>
    <style:style style:name="P15" style:family="paragraph" style:parent-style-name="Text_20_body">
      <style:paragraph-properties fo:margin-top="0.0598in" fo:margin-bottom="0.0799in" style:contextual-spacing="false"/>
      <style:text-properties style:font-name="Liberation Serif" officeooo:paragraph-rsid="0012a9d0"/>
    </style:style>
    <style:style style:name="P16" style:family="paragraph" style:parent-style-name="Text_20_body">
      <style:paragraph-properties fo:margin-top="0in" fo:margin-bottom="0in" style:contextual-spacing="false"/>
      <style:text-properties style:font-name="Liberation Serif"/>
    </style:style>
    <style:style style:name="P17" style:family="paragraph" style:parent-style-name="Text_20_body">
      <style:paragraph-properties fo:margin-top="0in" fo:margin-bottom="0in" style:contextual-spacing="false"/>
      <style:text-properties style:font-name="Liberation Serif" fo:font-weight="bold" officeooo:paragraph-rsid="0012a9d0" style:font-weight-asian="bold" style:font-weight-complex="bold"/>
    </style:style>
    <style:style style:name="P18" style:family="paragraph" style:parent-style-name="Text_20_body">
      <style:paragraph-properties fo:margin-top="0in" fo:margin-bottom="0.1in" style:contextual-spacing="false"/>
      <style:text-properties style:font-name="Liberation Serif" fo:font-weight="bold" officeooo:paragraph-rsid="0012a9d0" style:font-weight-asian="bold" style:font-weight-complex="bold"/>
    </style:style>
    <style:style style:name="P19" style:family="paragraph" style:parent-style-name="Text_20_body">
      <style:paragraph-properties fo:margin-top="0in" fo:margin-bottom="0.1201in" style:contextual-spacing="false"/>
      <style:text-properties style:font-name="Liberation Serif" fo:font-weight="bold" officeooo:paragraph-rsid="0012a9d0" style:font-weight-asian="bold" style:font-weight-complex="bold"/>
    </style:style>
    <style:style style:name="P20" style:family="paragraph" style:parent-style-name="Table_20_Contents">
      <style:text-properties fo:font-size="10pt" style:font-size-asian="10pt" style:font-size-complex="10pt"/>
    </style:style>
    <style:style style:name="P21" style:family="paragraph" style:parent-style-name="Heading_20_1">
      <style:paragraph-properties fo:break-before="page" fo:padding="0in" fo:border="none"/>
      <style:text-properties officeooo:paragraph-rsid="00109ffd"/>
    </style:style>
    <style:style style:name="P22" style:family="paragraph" style:parent-style-name="Heading_20_1">
      <style:paragraph-properties fo:margin-top="0in" fo:margin-bottom="0in" style:contextual-spacing="false" fo:break-before="page" fo:padding="0in" fo:border="none"/>
      <style:text-properties style:font-name="Liberation Mono" officeooo:paragraph-rsid="0010f267"/>
    </style:style>
    <style:style style:name="P23" style:family="paragraph" style:parent-style-name="Heading_20_1">
      <style:paragraph-properties fo:margin-top="0in" fo:margin-bottom="0in" style:contextual-spacing="false" fo:padding="0in" fo:border="none"/>
      <style:text-properties style:font-name="Liberation Mono" officeooo:paragraph-rsid="0012a9d0"/>
    </style:style>
    <style:style style:name="P24" style:family="paragraph" style:parent-style-name="Text_20_body" style:list-style-name="L1">
      <style:paragraph-properties fo:margin-top="0in" fo:margin-bottom="0in" style:contextual-spacing="false" fo:padding="0in" fo:border="none"/>
    </style:style>
    <style:style style:name="P25" style:family="paragraph" style:parent-style-name="Text_20_body" style:list-style-name="L1">
      <style:paragraph-properties fo:padding="0in" fo:border="none"/>
    </style:style>
    <style:style style:name="P26" style:family="paragraph" style:parent-style-name="Text_20_body">
      <style:paragraph-properties fo:margin-top="0in" fo:margin-bottom="0in" style:contextual-spacing="false"/>
      <style:text-properties style:font-name="Liberation Serif"/>
    </style:style>
    <style:style style:name="P27" style:family="paragraph" style:parent-style-name="Text_20_body">
      <style:paragraph-properties fo:margin-top="0in" fo:margin-bottom="0in" style:contextual-spacing="false"/>
      <style:text-properties style:font-name="Liberation Mono" fo:font-size="11pt" style:font-size-asian="11pt" style:font-size-complex="11pt"/>
    </style:style>
    <style:style style:name="T1" style:family="text">
      <style:text-properties loext:padding="0.0193in" loext:border="0.06pt solid #000000"/>
    </style:style>
    <style:style style:name="T2" style:family="text">
      <style:text-properties loext:padding="0in" loext:border="none"/>
    </style:style>
    <style:style style:name="T3" style:family="text">
      <style:text-properties officeooo:rsid="000efc6a"/>
    </style:style>
    <style:style style:name="T4" style:family="text">
      <style:text-properties officeooo:rsid="000efc6a" loext:padding="0in" loext:border="non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efc6a" style:font-weight-asian="bold" style:font-weight-complex="bold"/>
    </style:style>
    <style:style style:name="T7" style:family="text">
      <style:text-properties fo:font-weight="bold" officeooo:rsid="001b921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3" text:outline-level="1"><text:span text:style-name="Source_20_Text">145. Binary Tree Postorder Traversal</text:span></text:h>
      <text:p text:style-name="P16">/*</text:p>
      <text:p text:style-name="P16"><text:s text:c="4"/><text:span text:style-name="T5">Morris: adapted to post </text:span><text:span text:style-name="T7">order </text:span><text:span text:style-name="T5">traversal</text:span></text:p>
      <text:p text:style-name="P16"><text:s text:c="4"/>Time complexity: O(n)</text:p>
      <text:p text:style-name="P16"><text:s text:c="4"/>Space complexity: O(1)</text:p>
      <text:p text:style-name="P16"><text:s text:c="4"/>n: #nodes in the binary tree </text:p>
      <text:p text:style-name="P16">*/</text:p>
      <text:p text:style-name="P27">typedef std::vector&lt;int&gt; vi;</text:p>
      <text:p text:style-name="P27">class Solution {</text:p>
      <text:p text:style-name="P27"><text:s text:c="4"/>public:</text:p>
      <text:p text:style-name="P27"><text:s text:c="8"/>vi postorderTraversal(TreeNode* root) {</text:p>
      <text:p text:style-name="P27"><text:s text:c="11"/>vi ans;</text:p>
      <text:p text:style-name="P27"><text:s text:c="12"/>TreeNode* cur=root;</text:p>
      <text:p text:style-name="P27"><text:s text:c="12"/>while (cur){</text:p>
      <text:p text:style-name="P27"><text:s text:c="16"/>TreeNode* ptr = cur-&gt;right;</text:p>
      <text:p text:style-name="P27"><text:s text:c="16"/>if (!ptr) {</text:p>
      <text:p text:style-name="P27"><text:s text:c="20"/>ans.push_back(cur-&gt;val);</text:p>
      <text:p text:style-name="P27"><text:s text:c="20"/>cur=cur-&gt;left;</text:p>
      <text:p text:style-name="P27"><text:s text:c="16"/>}</text:p>
      <text:p text:style-name="P27"><text:s text:c="16"/>else {</text:p>
      <text:p text:style-name="P27"><text:s text:c="20"/>while (ptr-&gt;left &amp;&amp; ptr-&gt;left!=cur) ptr=ptr-&gt;left;</text:p>
      <text:p text:style-name="P27"><text:s text:c="20"/></text:p>
      <text:p text:style-name="P27"><text:s text:c="20"/>if (!ptr-&gt;left) {</text:p>
      <text:p text:style-name="P27"><text:s text:c="24"/>ans.push_back(cur-&gt;val);</text:p>
      <text:p text:style-name="P27"><text:s text:c="24"/>ptr-&gt;left = cur;</text:p>
      <text:p text:style-name="P27"><text:s text:c="24"/>cur=cur-&gt;right;</text:p>
      <text:p text:style-name="P27"><text:s text:c="20"/>}</text:p>
      <text:p text:style-name="P27"><text:s text:c="20"/>else {</text:p>
      <text:p text:style-name="P27"><text:s text:c="24"/>ptr-&gt;left = NULL;</text:p>
      <text:p text:style-name="P27"><text:s text:c="24"/>cur=cur-&gt;left;</text:p>
      <text:p text:style-name="P27"><text:s text:c="20"/>}</text:p>
      <text:p text:style-name="P27"><text:s text:c="16"/>}</text:p>
      <text:p text:style-name="P27"><text:s text:c="12"/>}</text:p>
      <text:p text:style-name="P27"/>
      <text:p text:style-name="P27"><text:s text:c="12"/>reverse(ans.begin(), ans.end());</text:p>
      <text:p text:style-name="P27"><text:s text:c="12"/>return ans;</text:p>
      <text:p text:style-name="P27"><text:s text:c="8"/>}</text:p>
      <text:p text:style-name="P27">}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5T12:26:24.127669517</meta:creation-date>
    <dc:date>2024-08-27T11:54:16.054542085</dc:date>
    <meta:editing-duration>PT13M7S</meta:editing-duration>
    <meta:editing-cycles>10</meta:editing-cycles>
    <meta:generator>LibreOffice/7.3.7.2$Linux_X86_64 LibreOffice_project/30$Build-2</meta:generator>
    <meta:document-statistic meta:table-count="0" meta:image-count="0" meta:object-count="0" meta:page-count="1" meta:paragraph-count="38" meta:word-count="84" meta:character-count="1040" meta:non-whitespace-character-count="524"/>
  </office:meta>
</office:document-meta>
</file>